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d54" officeooo:paragraph-rsid="00096d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token </text:p>
      <text:p text:style-name="P1"/>
      <text:p text:style-name="P1">ghp_Q9vpRybuakfzXglfPspDFYpvTVz45s2DWa6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5:16:27.903324396</meta:creation-date>
    <dc:date>2025-03-03T16:08:12.160665246</dc:date>
    <meta:editing-duration>PT51M4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3" meta:character-count="53" meta:non-whitespace-character-count="51"/>
  </office:meta>
</office:document-meta>
</file>